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WebApplicationContext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aleChecker.handleRequest( HttpServletRequest request , HttpServlet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ummyThemeSource.DummyThem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ummyThemeSource.getTheme( String them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eChecker.getLastModified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